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a774" officeooo:paragraph-rsid="001d9c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a774" officeooo:paragraph-rsid="0020915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b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7"/>
      <text:p text:style-name="P8"><text:span text:style-name="T2">Le: </text:span><text:span text:style-name="T2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<text:soft-page-break/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<text:soft-page-break/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21:03:27.009840148</dc:date>
    <meta:editing-duration>P1DT1H46M44S</meta:editing-duration>
    <meta:editing-cycles>191</meta:editing-cycles>
    <dc:creator>Laurent FRANCOIS</dc:creator>
    <meta:document-statistic meta:table-count="2" meta:image-count="0" meta:object-count="0" meta:page-count="3" meta:paragraph-count="86" meta:word-count="711" meta:character-count="3892" meta:non-whitespace-character-count="3618"/>
  </office:meta>
</office:document-meta>
</file>